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tack" style:family="table">
      <style:table-properties style:width="17cm" table:align="margins" fo:keep-with-next="always"/>
    </style:style>
    <style:style style:name="Stack.A" style:family="table-column">
      <style:table-column-properties style:column-width="2.427cm" style:rel-column-width="9359*"/>
    </style:style>
    <style:style style:name="Stack.B" style:family="table-column">
      <style:table-column-properties style:column-width="2.429cm" style:rel-column-width="9362*"/>
    </style:style>
    <style:style style:name="Stack.D" style:family="table-column">
      <style:table-column-properties style:column-width="2.429cm" style:rel-column-width="9363*"/>
    </style:style>
    <style:style style:name="Stack.1" style:family="table-row">
      <style:table-row-properties style:row-height="0.9cm"/>
    </style:style>
    <style:style style:name="Stack.A1" style:family="table-cell">
      <style:table-cell-properties style:vertical-align="middle" fo:padding="0cm" fo:border="none" style:writing-mode="page"/>
    </style:style>
    <style:style style:name="Stack.E1" style:family="table-cell">
      <style:table-cell-properties style:vertical-align="middle" fo:padding="0.097cm" fo:border="0.05pt solid #000000" style:writing-mode="page"/>
    </style:style>
    <style:style style:name="Stack.F1" style:family="table-cell">
      <style:table-cell-properties style:vertical-align="middle" fo:padding="0.097cm" fo:border="none" style:writing-mode="page"/>
    </style:style>
    <style:style style:name="Stack.D2" style:family="table-cell">
      <style:table-cell-properties style:vertical-align="middle" fo:padding="0.049cm" fo:border="0.05pt solid #000000" style:writing-mode="page"/>
    </style:style>
    <style:style style:name="Stack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Stack.F2" style:family="table-cell">
      <style:table-cell-properties style:vertical-align="middle" fo:padding="0.097cm" fo:border="0.5pt solid #000000" style:writing-mode="page"/>
    </style:style>
    <style:style style:name="Stack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Stack.A5" style:family="table-cell">
      <style:table-cell-properties style:vertical-align="middle" fo:padding="0cm" fo:border-left="0.05pt solid #000000" fo:border-right="none" fo:border-top="0.05pt solid #000000" fo:border-bottom="0.05pt solid #000000" style:writing-mode="page"/>
    </style:style>
    <style:style style:name="Stack.G5" style:family="table-cell">
      <style:table-cell-properties style:vertical-align="middle" fo:padding="0cm" fo:border="0.05pt solid #000000" style:writing-mode="page"/>
    </style:style>
    <style:style style:name="Tabell2" style:family="table">
      <style:table-properties style:width="17cm" table:align="margins" fo:keep-with-next="always"/>
    </style:style>
    <style:style style:name="Tabell2.A" style:family="table-column">
      <style:table-column-properties style:column-width="8.5cm" style:rel-column-width="32767*"/>
    </style:style>
    <style:style style:name="Tabell2.A1" style:family="table-cell">
      <style:table-cell-properties style:writing-mode="page"/>
    </style:style>
    <style:style style:name="Tabell2.2" style:family="table-row">
      <style:table-row-properties style:min-row-height="1.718cm"/>
    </style:style>
    <style:style style:name="Tabell2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2.B2" style:family="table-cell">
      <style:table-cell-properties fo:padding="0.097cm" fo:border="0.5pt solid #000000" style:writing-mode="page"/>
    </style:style>
    <style:style style:name="Tabell1" style:family="table">
      <style:table-properties style:width="17cm" table:align="margins" fo:keep-with-next="always"/>
    </style:style>
    <style:style style:name="Tabell1.A" style:family="table-column">
      <style:table-column-properties style:column-width="7.061cm" style:rel-column-width="4003*"/>
    </style:style>
    <style:style style:name="Tabell1.B" style:family="table-column">
      <style:table-column-properties style:column-width="1.499cm" style:rel-column-width="850*"/>
    </style:style>
    <style:style style:name="Tabell1.C" style:family="table-column">
      <style:table-column-properties style:column-width="3cm" style:rel-column-width="1701*"/>
    </style:style>
    <style:style style:name="Tabell1.D" style:family="table-column">
      <style:table-column-properties style:column-width="2.439cm" style:rel-column-width="1383*"/>
    </style:style>
    <style:style style:name="Tabell1.A1" style:family="table-cell">
      <style:table-cell-properties style:writing-mode="page"/>
    </style:style>
    <style:style style:name="Tabell1.C1" style:family="table-cell">
      <style:table-cell-properties style:vertical-align="middle" style:writing-mode="page"/>
    </style:style>
    <style:style style:name="Tabell1.C2" style:family="table-cell">
      <style:table-cell-properties style:vertical-align="middle" fo:padding="0.097cm" fo:border="0.5pt solid #000000" style:writing-mode="page"/>
    </style:style>
    <style:style style:name="Tabell1.E2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ell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l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Standard">
      <style:text-properties style:font-name="Calibri" fo:font-size="16pt" fo:font-weight="bold" officeooo:rsid="0018a6d8" officeooo:paragraph-rsid="0018a6d8" style:font-weight-asian="bold" style:font-weight-complex="bold"/>
    </style:style>
    <style:style style:name="P2" style:family="paragraph" style:parent-style-name="Standard">
      <style:text-properties style:font-name="Calibri" officeooo:rsid="0018a6d8" officeooo:paragraph-rsid="0018a6d8"/>
    </style:style>
    <style:style style:name="P3" style:family="paragraph" style:parent-style-name="Standard">
      <style:text-properties style:font-name="Calibri" fo:font-size="11pt" officeooo:rsid="0018a6d8" officeooo:paragraph-rsid="001ad880" style:font-size-asian="11pt" style:font-size-complex="11pt"/>
    </style:style>
    <style:style style:name="P4" style:family="paragraph" style:parent-style-name="Standard">
      <style:text-properties officeooo:rsid="0018a6d8" officeooo:paragraph-rsid="0018a6d8"/>
    </style:style>
    <style:style style:name="P5" style:family="paragraph" style:parent-style-name="Standard">
      <style:text-properties style:font-name="Consolas" fo:font-size="9pt" officeooo:rsid="0018a6d8" officeooo:paragraph-rsid="0019a2f9" style:font-size-asian="9pt" style:font-size-complex="9pt"/>
    </style:style>
    <style:style style:name="P6" style:family="paragraph" style:parent-style-name="Standard">
      <style:text-properties style:font-name="Consolas" fo:font-size="9pt" officeooo:rsid="0018a6d8" officeooo:paragraph-rsid="0018a6d8" style:font-size-asian="9pt" style:font-size-complex="9pt"/>
    </style:style>
    <style:style style:name="P7" style:family="paragraph" style:parent-style-name="Standard">
      <style:text-properties style:font-name="Consolas" fo:font-size="9pt" officeooo:rsid="00212c21" officeooo:paragraph-rsid="00212c21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officeooo:rsid="0018a6d8" officeooo:paragraph-rsid="0018a6d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9pt" officeooo:rsid="0019a2f9" officeooo:paragraph-rsid="0019a2f9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Consolas" fo:font-size="9pt" officeooo:rsid="001ed771" officeooo:paragraph-rsid="001ed771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Consolas" fo:font-size="9pt" fo:font-style="italic" fo:font-weight="bold" officeooo:rsid="0019a2f9" officeooo:paragraph-rsid="0019a2f9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size="9pt" fo:font-style="italic" fo:font-weight="bold" officeooo:rsid="001ed771" officeooo:paragraph-rsid="001ed771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Table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officeooo:rsid="00229538" officeooo:paragraph-rsid="0022953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officeooo:rsid="001f77b1" officeooo:paragraph-rsid="00229538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9pt" officeooo:rsid="00229538" officeooo:paragraph-rsid="00229538" style:font-size-asian="9pt" style:font-size-complex="9pt"/>
    </style:style>
    <style:style style:name="P18" style:family="paragraph" style:parent-style-name="Table">
      <style:text-properties style:font-name="Calibri" fo:font-size="10pt" style:font-size-asian="12pt" style:font-size-complex="12pt"/>
    </style:style>
    <style:style style:name="P19" style:family="paragraph" style:parent-style-name="Standard">
      <style:text-properties style:font-name="Calibri" fo:font-size="10pt" officeooo:rsid="0018a6d8" officeooo:paragraph-rsid="0018a6d8"/>
    </style:style>
    <style:style style:name="P20" style:family="paragraph" style:parent-style-name="Standard">
      <style:text-properties style:font-name="Calibri" fo:font-size="10pt" officeooo:rsid="002536cd" officeooo:paragraph-rsid="002536cd" style:font-size-asian="10pt" style:font-size-complex="10pt"/>
    </style:style>
    <style:style style:name="P21" style:family="paragraph" style:parent-style-name="Table_20_Contents">
      <style:text-properties style:font-name="Consola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212c21" officeooo:paragraph-rsid="00212c2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onsolas" fo:font-size="9pt" officeooo:rsid="0018a6d8" officeooo:paragraph-rsid="001f77b1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paragraph-rsid="00212c4b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212c21" officeooo:paragraph-rsid="00212c21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28" style:family="paragraph" style:parent-style-name="Standard">
      <style:paragraph-properties fo:break-before="page"/>
      <style:text-properties style:font-name="Calibri" officeooo:rsid="0018a6d8" officeooo:paragraph-rsid="0018a6d8"/>
    </style:style>
    <style:style style:name="P29" style:family="paragraph" style:parent-style-name="Standard">
      <style:text-properties style:font-name="Calibri" fo:font-size="10pt" officeooo:rsid="00261859" officeooo:paragraph-rsid="00261859" style:font-size-asian="10pt" style:font-size-complex="10pt"/>
    </style:style>
    <style:style style:name="T1" style:family="text">
      <style:text-properties officeooo:rsid="002536c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ea0f1"/>
    </style:style>
    <style:style style:name="T4" style:family="text">
      <style:text-properties officeooo:rsid="001ad880"/>
    </style:style>
    <style:style style:name="T5" style:family="text">
      <style:text-properties officeooo:rsid="001ed771"/>
    </style:style>
    <style:style style:name="T6" style:family="text">
      <style:text-properties officeooo:rsid="00249491"/>
    </style:style>
    <style:style style:name="T7" style:family="text">
      <style:text-properties fo:color="#0000ff" loext:opacity="100%" fo:background-color="#ffffff"/>
    </style:style>
    <style:style style:name="T8" style:family="text">
      <style:text-properties fo:color="#000000" loext:opacity="100%" fo:background-color="#ffffff"/>
    </style:style>
    <style:style style:name="T9" style:family="text">
      <style:text-properties officeooo:rsid="00212c21"/>
    </style:style>
    <style:style style:name="T10" style:family="text">
      <style:text-properties fo:color="#2b91af" loext:opacity="100%" fo:background-color="#ffffff"/>
    </style:style>
    <style:style style:name="T11" style:family="text">
      <style:text-properties officeooo:rsid="0019a2f9"/>
    </style:style>
    <style:style style:name="T12" style:family="text">
      <style:text-properties style:font-name="Calibri"/>
    </style:style>
    <style:style style:name="T13" style:family="text">
      <style:text-properties officeooo:rsid="00229538"/>
    </style:style>
    <style:style style:name="T14" style:family="text">
      <style:text-properties fo:color="#000000" loext:opacity="100%" style:font-name="Cascadia Mono" fo:font-size="9.5pt" style:font-size-asian="9.5pt" fo:background-color="#ffffff"/>
    </style:style>
    <style:style style:name="T15" style:family="text">
      <style:text-properties fo:color="#a31515" loext:opacity="100%" fo:background-color="#ffffff"/>
    </style:style>
    <style:style style:name="T16" style:family="text">
      <style:text-properties fo:color="#000000" loext:opacity="100%" officeooo:rsid="002536cd" fo:background-color="#ffffff"/>
    </style:style>
    <style:style style:name="T17" style:family="text">
      <style:text-properties fo:font-style="italic" officeooo:rsid="001ea0f1" style:font-style-asian="italic" style:font-style-complex="italic"/>
    </style:style>
    <style:style style:name="T18" style:family="text">
      <style:text-properties officeooo:rsid="001f77b1"/>
    </style:style>
    <style:style style:name="T19" style:family="text">
      <style:text-properties officeooo:rsid="0023e16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6300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Övning 4 Minneshantering</text:p>
      <text:p text:style-name="P2"/>
      <text:p text:style-name="P2">Fråga 1-<text:span text:style-name="T1">2</text:span>:</text:p>
      <text:p text:style-name="P3"><text:span text:style-name="T2">Stacken</text:span> fungerar enligt principerna LIFO (Last In First Out) och FILO(First In Last Out), dvs som en trave böcker <text:span text:style-name="T3">ovanpå varandra</text:span>. Programmet <text:span text:style-name="T3">allokerar och </text:span>kommer åt variabler och metoder i stacken med hjälp av direkt minnesåtkomst. <text:span text:style-name="T4">F</text:span>ör accesstiden har det ingen påverkan <text:span text:style-name="T4">var de ligger</text:span>. Metoder som är av value-typ lagras på stacken. Om metod A körs lagras den på stacken och om den i sin tur anropar en metod B, kommer metod B att läggas ovanpå metod A <text:span text:style-name="T5">på stacken</text:span>. När metod B är klar kommer den minnespositionen att raderas först och därefter raderas <text:span text:style-name="T5">metod </text:span>A när <text:span text:style-name="T5">den</text:span> är klar. <text:span text:style-name="T5">Stacken har snabb åtkomst och automatisk minnesrensning.</text:span> <text:span text:style-name="T5">Vid rekursiva metoder kan man få en stack overflow eftersom det är endast vid basfallet i rekursionen som stacken börjar rensas. Då det är den sista metoden in </text:span><text:span text:style-name="T6">som ska rensas ut först</text:span><text:span text:style-name="T5">(LIFO).</text:span></text:p>
      <text:p text:style-name="P4"/>
      <text:p text:style-name="P5"><text:span text:style-name="T4">1 </text:span><text:span text:style-name="T7">int</text:span><text:span text:style-name="T8"> a = 4;</text:span></text:p>
      <text:p text:style-name="P5"><text:span text:style-name="T4">2 </text:span><text:span text:style-name="T7">int</text:span><text:span text:style-name="T8"> b = a;</text:span></text:p>
      <text:p text:style-name="P5"><text:span text:style-name="T4">3 </text:span><text:span text:style-name="T7">int</text:span><text:span text:style-name="T8"> A(</text:span><text:span text:style-name="T7">int</text:span><text:span text:style-name="T8"> a, </text:span><text:span text:style-name="T7">int</text:span><text:span text:style-name="T8"> b) { </text:span><text:span text:style-name="T7">return</text:span><text:span text:style-name="T8"> B(a, b); }</text:span></text:p>
      <text:p text:style-name="P6"><text:span text:style-name="T4">4 </text:span><text:span text:style-name="T9">i</text:span><text:span text:style-name="T7">nt</text:span><text:span text:style-name="T8"> B(</text:span><text:span text:style-name="T7">int</text:span><text:span text:style-name="T8"> a, </text:span><text:span text:style-name="T7">int</text:span><text:span text:style-name="T8"> b) { </text:span><text:span text:style-name="T7">return</text:span><text:span text:style-name="T8"> a + b; }</text:span></text:p>
      <text:p text:style-name="P7">5 <text:span text:style-name="T10">Console</text:span><text:span text:style-name="T8">.</text:span><text:span text:style-name="T7">WriteLine</text:span><text:span text:style-name="T8">(A(a,b)); <text:s/><text:tab/>//A anropar B, B raderas från stacken först då den</text:span></text:p>
      <text:p text:style-name="P7"><text:span text:style-name="T8">6 <text:tab/><text:tab/><text:tab/><text:tab/><text:tab/>//anropas sist</text:span></text:p>
      <text:p text:style-name="P4"/>
      <text:p text:style-name="P4"/>
      <table:table table:name="Stack" table:style-name="Stack">
        <table:table-column table:style-name="Stack.A"/>
        <table:table-column table:style-name="Stack.B" table:number-columns-repeated="2"/>
        <table:table-column table:style-name="Stack.D" table:number-columns-repeated="4"/>
        <table:table-row table:style-name="Stack.1"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E1" office:value-type="string">
            <text:p text:style-name="P9">B(a,b)</text:p>
          </table:table-cell>
          <table:table-cell table:style-name="Stack.F1" office:value-type="string">
            <text:p text:style-name="P10">B raderas</text:p>
          </table:table-cell>
          <table:table-cell table:style-name="Stack.F1" office:value-type="string">
            <text:p text:style-name="P9"/>
          </table:table-cell>
        </table:table-row>
        <table:table-row table:style-name="Stack.1"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D2" office:value-type="string">
            <text:p text:style-name="P9">A(a,b)</text:p>
          </table:table-cell>
          <table:table-cell table:style-name="Stack.E2" office:value-type="string">
            <text:p text:style-name="P8"><text:span text:style-name="T11">A</text:span>(a,b)</text:p>
          </table:table-cell>
          <table:table-cell table:style-name="Stack.F2" office:value-type="string">
            <text:p text:style-name="P8"><text:span text:style-name="T11">A</text:span>(a,b)</text:p>
          </table:table-cell>
          <table:table-cell table:style-name="Stack.F1" office:value-type="string">
            <text:p text:style-name="P10">A raderas</text:p>
          </table:table-cell>
        </table:table-row>
        <table:table-row table:style-name="Stack.1">
          <table:table-cell table:style-name="Stack.A1" office:value-type="string">
            <text:p text:style-name="P8"/>
          </table:table-cell>
          <table:table-cell table:style-name="Stack.A1" office:value-type="string">
            <text:p text:style-name="P8"/>
          </table:table-cell>
          <table:table-cell table:style-name="Stack.D2" office:value-type="string">
            <text:p text:style-name="P8">b = 3</text:p>
          </table:table-cell>
          <table:table-cell table:style-name="Stack.D3" office:value-type="string">
            <text:p text:style-name="P8">b = <text:span text:style-name="T11">3</text:span></text:p>
          </table:table-cell>
          <table:table-cell table:style-name="Stack.E2" office:value-type="string">
            <text:p text:style-name="P8">b = 3</text:p>
          </table:table-cell>
          <table:table-cell table:style-name="Stack.E2" office:value-type="string">
            <text:p text:style-name="P8">b = 3</text:p>
          </table:table-cell>
          <table:table-cell table:style-name="Stack.E1" office:value-type="string">
            <text:p text:style-name="P8">b = 3</text:p>
          </table:table-cell>
        </table:table-row>
        <table:table-row table:style-name="Stack.1">
          <table:table-cell table:style-name="Stack.A1" office:value-type="string">
            <text:p text:style-name="P8"/>
          </table:table-cell>
          <table:table-cell table:style-name="Stack.D2" office:value-type="string">
            <text:p text:style-name="P8">a = 4 </text:p>
          </table:table-cell>
          <table:table-cell table:style-name="Stack.D3" office:value-type="string">
            <text:p text:style-name="P8">a = 4</text:p>
          </table:table-cell>
          <table:table-cell table:style-name="Stack.D3" office:value-type="string">
            <text:p text:style-name="P8">a = 4</text:p>
          </table:table-cell>
          <table:table-cell table:style-name="Stack.E2" office:value-type="string">
            <text:p text:style-name="P8">a = 4</text:p>
          </table:table-cell>
          <table:table-cell table:style-name="Stack.E2" office:value-type="string">
            <text:p text:style-name="P8">a = 4</text:p>
          </table:table-cell>
          <table:table-cell table:style-name="Stack.D3" office:value-type="string">
            <text:p text:style-name="P8">a = 4</text:p>
          </table:table-cell>
        </table:table-row>
        <table:table-row table:style-name="Stack.1">
          <table:table-cell table:style-name="Stack.A5" office:value-type="string">
            <text:p text:style-name="P11">Steg</text:p>
          </table:table-cell>
          <table:table-cell table:style-name="Stack.A5" office:value-type="string">
            <text:p text:style-name="P11">1</text:p>
          </table:table-cell>
          <table:table-cell table:style-name="Stack.A5" office:value-type="string">
            <text:p text:style-name="P11">2</text:p>
          </table:table-cell>
          <table:table-cell table:style-name="Stack.A5" office:value-type="string">
            <text:p text:style-name="P11">3</text:p>
          </table:table-cell>
          <table:table-cell table:style-name="Stack.A5" office:value-type="string">
            <text:p text:style-name="P11">4</text:p>
          </table:table-cell>
          <table:table-cell table:style-name="Stack.A5" office:value-type="string">
            <text:p text:style-name="P12">5</text:p>
          </table:table-cell>
          <table:table-cell table:style-name="Stack.G5" office:value-type="string">
            <text:p text:style-name="P12">6</text:p>
          </table:table-cell>
        </table:table-row>
      </table:table>
      <text:p text:style-name="P13"><text:span text:style-name="T12">Tabell </text:span><text:span text:style-name="T12"><text:sequence text:ref-name="refTable0" text:name="Table" text:formula="ooow:Table+1" style:num-format="1">1</text:sequence></text:span><text:span text:style-name="T12">: Stack</text:span> </text:p>
      <text:p text:style-name="P13"/>
      <table:table table:name="Tabell2" table:style-name="Tabell2">
        <table:table-column table:style-name="Tabell2.A" table:number-columns-repeated="2"/>
        <table:table-row>
          <table:table-cell table:style-name="Tabell2.A1" office:value-type="string">
            <text:p text:style-name="P14">Stack</text:p>
          </table:table-cell>
          <table:table-cell table:style-name="Tabell2.A1" office:value-type="string">
            <text:p text:style-name="P14">Heap </text:p>
          </table:table-cell>
        </table:table-row>
        <table:table-row table:style-name="Tabell2.2">
          <table:table-cell table:style-name="Tabell2.A2" office:value-type="string">
            <text:p text:style-name="P15">int a = 4; //<text:span text:style-name="T1">Stack</text:span></text:p>
            <text:p text:style-name="P15">int b = a; //<text:span text:style-name="T1">Stack</text:span></text:p>
            <text:p text:style-name="P15"><text:span text:style-name="T10">Console</text:span><text:span text:style-name="T8">.WriteLine(ReferenceEquals(a, b));</text:span></text:p>
            <text:p text:style-name="P15">Output: <text:span text:style-name="T13">False</text:span> </text:p>
          </table:table-cell>
          <table:table-cell table:style-name="Tabell2.B2" office:value-type="string">
            <text:p text:style-name="P16" loext:marker-style-name="T14"><text:span text:style-name="T7">string</text:span><text:span text:style-name="T8"> c = </text:span><text:span text:style-name="T15">$"</text:span><text:span text:style-name="T8">{a}</text:span><text:span text:style-name="T15"> </text:span><text:span text:style-name="T8">{b}</text:span><text:span text:style-name="T15">"</text:span><text:span text:style-name="T8">; <text:s/>//</text:span><text:span text:style-name="T16">Heap</text:span></text:p>
            <text:p text:style-name="P16" loext:marker-style-name="T14"><text:span text:style-name="T7">string</text:span><text:span text:style-name="T8"> d = c; <text:s/>//</text:span><text:span text:style-name="T16">Heap</text:span></text:p>
            <text:p text:style-name="P16" loext:marker-style-name="T14"><text:span text:style-name="T10">Console</text:span><text:span text:style-name="T8">.WriteLine(ReferenceEquals(c, d));</text:span></text:p>
            <text:p text:style-name="P17" loext:marker-style-name="T14"><text:span text:style-name="T8">Output: True</text:span></text:p>
          </table:table-cell>
        </table:table-row>
      </table:table>
      <text:p text:style-name="P18">Tabell <text:sequence text:ref-name="refTable2" text:name="Table" text:formula="ooow:Table+1" style:num-format="1">2</text:sequence>: Stack vs Heap </text:p>
      <text:p text:style-name="P2"/>
      <text:p text:style-name="P19"><text:span text:style-name="T3">På </text:span><text:span text:style-name="T17">h</text:span><text:span text:style-name="T2">eapen</text:span> <text:span text:style-name="T3">allokeras refer</text:span><text:span text:style-name="T5">ence-typer</text:span><text:span text:style-name="T3"> som </text:span><text:span text:style-name="T5">till exempel </text:span>strängar, objekt, klasser, delegater mm, <text:span text:style-name="T3">dessa f</text:span>ungerar enligt principen att <text:span text:style-name="T3">en</text:span> pointer lagras i stacken, pointern referer sedan till <text:span text:style-name="T3">en </text:span>plats <text:span text:style-name="T3">på</text:span> heapen där själva<text:span text:style-name="T3"> </text:span><text:span text:style-name="T5">objektet allokeras</text:span>. <text:span text:style-name="T5">Heapen har ingen automatisk minnesrensning utan hanteras av </text:span><text:span text:style-name="T18">GC(</text:span><text:span text:style-name="T5">Garbage Collector</text:span><text:span text:style-name="T18">)</text:span><text:span text:style-name="T5"> när objektet inte </text:span><text:span text:style-name="T19">behövs</text:span><text:span text:style-name="T5">.</text:span></text:p>
      <text:p text:style-name="P2"/>
      <text:p text:style-name="P20">2. Skillnad är hur de allokeras och hur de rensas. Value type på Stacken och Reference type på Heapen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C"/>
        <table:table-row>
          <table:table-cell table:style-name="Tabell1.A1" office:value-type="string">
            <text:p text:style-name="P21"/>
          </table:table-cell>
          <table:table-cell table:style-name="Tabell1.A1" office:value-type="string">
            <text:p text:style-name="P22"/>
          </table:table-cell>
          <table:table-cell table:style-name="Tabell1.C1" office:value-type="string">
            <text:p text:style-name="P23">Stack</text:p>
          </table:table-cell>
          <table:table-cell table:style-name="Tabell1.A1" office:value-type="string">
            <text:p text:style-name="P22"/>
          </table:table-cell>
          <table:table-cell table:style-name="Tabell1.A1" office:value-type="string">
            <text:p text:style-name="P23">Heap</text:p>
          </table:table-cell>
        </table:table-row>
        <table:table-row>
          <table:table-cell table:style-name="Tabell1.A1" office:value-type="string">
            <text:p text:style-name="P24"><text:span text:style-name="T7">int</text:span><text:span text:style-name="T8"> a = 4;</text:span></text:p>
          </table:table-cell>
          <table:table-cell table:style-name="Tabell1.A1" office:value-type="string">
            <text:p text:style-name="P25">-&gt;</text:p>
          </table:table-cell>
          <table:table-cell table:style-name="Tabell1.C2" office:value-type="string">
            <text:p text:style-name="P26">a = 4</text:p>
          </table:table-cell>
          <table:table-cell table:style-name="Tabell1.A1" office:value-type="string">
            <text:p text:style-name="P27"/>
          </table:table-cell>
          <table:table-cell table:style-name="Tabell1.E2" office:value-type="string">
            <text:p text:style-name="P27"/>
          </table:table-cell>
        </table:table-row>
        <table:table-row>
          <table:table-cell table:style-name="Tabell1.A1" office:value-type="string">
            <text:p text:style-name="P24"><text:span text:style-name="T7">int</text:span><text:span text:style-name="T8"> b = a;</text:span></text:p>
          </table:table-cell>
          <table:table-cell table:style-name="Tabell1.A1" office:value-type="string">
            <text:p text:style-name="P25">-&gt;</text:p>
          </table:table-cell>
          <table:table-cell table:style-name="Tabell1.C3" office:value-type="string">
            <text:p text:style-name="P26">b = 4</text:p>
          </table:table-cell>
          <table:table-cell table:style-name="Tabell1.A1" office:value-type="string">
            <text:p text:style-name="P27"/>
          </table:table-cell>
          <table:table-cell table:style-name="Tabell1.E3" office:value-type="string">
            <text:p text:style-name="P27"/>
          </table:table-cell>
        </table:table-row>
        <table:table-row>
          <table:table-cell table:style-name="Tabell1.C1" office:value-type="string">
            <text:p text:style-name="P7"><text:span text:style-name="T7">string</text:span><text:span text:style-name="T8"> c = </text:span><text:span text:style-name="T15">$"</text:span><text:span text:style-name="T8">{a}</text:span><text:span text:style-name="T15"> </text:span><text:span text:style-name="T8">{b}</text:span><text:span text:style-name="T15">"</text:span><text:span text:style-name="T8">;</text:span></text:p>
          </table:table-cell>
          <table:table-cell table:style-name="Tabell1.C1" office:value-type="string">
            <text:p text:style-name="P27">-&gt;</text:p>
          </table:table-cell>
          <table:table-cell table:style-name="Tabell1.C3" office:value-type="string">
            <text:p text:style-name="P26">c(ref)</text:p>
          </table:table-cell>
          <table:table-cell table:style-name="Tabell1.C1" office:value-type="string">
            <text:p text:style-name="P27">-&gt;</text:p>
          </table:table-cell>
          <table:table-cell table:style-name="Tabell1.C3" office:value-type="string">
            <text:p text:style-name="P26">c(obj)</text:p>
          </table:table-cell>
        </table:table-row>
      </table:table>
      <text:p text:style-name="P18">Tabell <text:sequence text:ref-name="refTable1" text:name="Table" text:formula="ooow:Table+1" style:num-format="1">3</text:sequence>: <text:span text:style-name="T1">Value Type vs Reference Type</text:span></text:p>
      <text:p text:style-name="P2"/>
      <text:p text:style-name="P28"/>
      <text:p text:style-name="P29">3. <text:span text:style-name="T20">ReturnValue() är en Value Type då den endast innehåller value types och ReturnValue2() är en Reference Type då den innehåller en klass MyInt() som är en Reference Type. När man sätter y=x blir y.MyValue = 3 då är de samma objekt, dvs både </text:span><text:span text:style-name="T21">objekt</text:span><text:span text:style-name="T20"> x och </text:span><text:span text:style-name="T21">objekt </text:span><text:span text:style-name="T20">y refererar till samma minnesutrymme. Ändrar vi sedan y.MyValue = 4 ändras dämed även x.MyValue till 4 </text:span><text:span text:style-name="T21">då x referar till samma minnesplats som y</text:span><text:span text:style-name="T20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5:34:36.336000000</meta:creation-date>
    <dc:date>2024-09-26T17:59:32.765000000</dc:date>
    <meta:editing-duration>PT51M49S</meta:editing-duration>
    <meta:editing-cycles>8</meta:editing-cycles>
    <meta:generator>LibreOffice/24.8.0.3$Windows_X86_64 LibreOffice_project/0bdf1299c94fe897b119f97f3c613e9dca6be583</meta:generator>
    <meta:document-statistic meta:table-count="3" meta:image-count="0" meta:object-count="0" meta:page-count="2" meta:paragraph-count="62" meta:word-count="455" meta:character-count="2391" meta:non-whitespace-character-count="1983"/>
  </office:meta>
</office:document-meta>
</file>